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02c" officeooo:paragraph-rsid="0016d0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小程序开发总结：</text:p>
      <text:p text:style-name="P1"/>
      <text:p text:style-name="P1">1. <text:s/>小程序只能使用https 协议，不能使用http, 虽然在开发过程中可以忽略，但是部署之后，必须使用的是https协议。我之前接触过Django 框架，它是使用http协议，在开发过程中，我让小程序忽略了协议问题，但是具体怎么部署网上资料很少。</text:p>
      <text:p text:style-name="P1">2. 现在考虑重新学两天微信自带的云开发功能，可以省略自己搭建服务器的步骤。</text:p>
      <text:p text:style-name="P1">3. 在之前使用Django时候，一直没有解决的是图片上传问题，但使用云开发，貌似可以使用微信的框架解决</text:p>
      <text:p text:style-name="P1">4. 我的审美很差，html和css的基础并不是很高，很难设计一个非常美丽的UI,但是可以实现后端的功能</text:p>
      <text:p text:style-name="P1">5. 之前使用的电脑安装的是第三方的微信开发工具，不支持云开发，今天重新安装了操作系统，电脑已经支持官方开发工具，支持使用云开发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3T19:48:34.817305942</meta:creation-date>
    <dc:date>2021-05-23T19:58:28.717487638</dc:date>
    <meta:editing-duration>PT9M54S</meta:editing-duration>
    <meta:editing-cycles>1</meta:editing-cycles>
    <meta:document-statistic meta:table-count="0" meta:image-count="0" meta:object-count="0" meta:page-count="1" meta:paragraph-count="6" meta:word-count="295" meta:character-count="341" meta:non-whitespace-character-count="332"/>
    <meta:generator>LibreOffice/6.1.5.2$Linux_X86_64 LibreOffice_project/10$Build-2</meta:generator>
  </office:meta>
</office:document-meta>
</file>